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b005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b005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b005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b005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b005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b005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b005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b005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b005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b005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b005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b005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b005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b005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b005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b005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b005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Ovidio Jesús Blanco Martín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9/5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651666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Carmen Luisa Martínez L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651666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27.67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6" meta:non-whitespace-character-count="998"/>
    <meta:template xlink:type="simple" xlink:actuate="onRequest" xlink:title="Normal" xlink:href=""/>
  </office:meta>
</office:document-meta>
</file>